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529cm" fo:margin-bottom="0.265cm" loext:contextual-spacing="false" fo:line-height="110%" fo:orphans="2" fo:widows="2" fo:text-indent="0cm" style:auto-text-indent="false"/>
      <style:text-properties fo:font-variant="normal" fo:text-transform="none" fo:color="#333333" style:font-name="Open Sans" fo:font-size="27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529cm" fo:margin-bottom="0.265cm" loext:contextual-spacing="false" fo:line-height="110%" fo:orphans="2" fo:widows="2" fo:text-indent="0cm" style:auto-text-indent="false"/>
      <style:text-properties fo:font-variant="normal" fo:text-transform="none" fo:color="#333333" style:font-name="Open Sans" fo:font-size="22.5pt" fo:letter-spacing="normal" fo:font-style="normal" fo:font-weight="normal"/>
    </style:style>
    <style:style style:name="P3" style:family="paragraph" style:parent-style-name="Preformatted_20_Text">
      <loext:graphic-properties draw:fill="solid" draw:fill-color="#efefef" draw:opacity="100%"/>
      <style:paragraph-properties fo:margin-left="0cm" fo:margin-right="0cm" fo:margin-top="0.529cm" fo:margin-bottom="0.529cm" loext:contextual-spacing="false" fo:line-height="142%" fo:orphans="2" fo:widows="2" fo:text-indent="0cm" style:auto-text-indent="false" fo:background-color="#efefef" fo:padding="0cm" fo:border="none"/>
      <style:text-properties fo:font-variant="normal" fo:text-transform="none" fo:color="#333333" style:font-name="Menlo" fo:font-size="9.75pt" fo:letter-spacing="normal" fo:font-style="normal" fo:font-weight="normal"/>
    </style:style>
    <style:style style:name="P4" style:family="paragraph" style:parent-style-name="Preformatted_20_Text">
      <loext:graphic-properties draw:fill="solid" draw:fill-color="#efefef" draw:opacity="100%"/>
      <style:paragraph-properties fo:margin-top="0.529cm" fo:margin-bottom="0.529cm" loext:contextual-spacing="false" fo:line-height="142%" fo:orphans="2" fo:widows="2" fo:background-color="#efefef" fo:padding="0cm" fo:border="none"/>
      <style:text-properties fo:font-variant="normal" fo:text-transform="none" fo:color="#333333" style:font-name="Menlo" fo:font-size="9.75pt" fo:letter-spacing="normal" fo:font-style="normal" fo:font-weight="normal"/>
    </style:style>
    <style:style style:name="P5" style:family="paragraph" style:parent-style-name="Preformatted_20_Text">
      <loext:graphic-properties draw:fill="solid" draw:fill-color="#efefef" draw:opacity="100%"/>
      <style:paragraph-properties fo:margin-top="0.529cm" fo:margin-bottom="0.529cm" loext:contextual-spacing="false" fo:line-height="142%" fo:orphans="2" fo:widows="2" fo:background-color="#efefef" fo:padding="0cm" fo:border="none"/>
      <style:text-properties fo:font-variant="normal" fo:text-transform="none" fo:color="#4070a0" style:font-name="Menlo" fo:font-size="9.75pt" fo:letter-spacing="normal" fo:font-style="normal" fo:font-weight="normal"/>
    </style:style>
    <style:style style:name="P6" style:family="paragraph" style:parent-style-name="Preformatted_20_Text">
      <loext:graphic-properties draw:fill="solid" draw:fill-color="#efefef" draw:opacity="100%"/>
      <style:paragraph-properties fo:margin-top="0.529cm" fo:margin-bottom="0.529cm" loext:contextual-spacing="false" fo:line-height="142%" fo:orphans="2" fo:widows="2" fo:background-color="#efefef" fo:padding="0cm" fo:border="none"/>
      <style:text-properties fo:font-variant="normal" fo:text-transform="none" fo:color="#007020" style:font-name="Menlo" fo:font-size="9.75pt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.529cm" fo:margin-bottom="0.794cm" loext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Open Sans" fo:font-size="12.75pt" fo:letter-spacing="normal" fo:font-style="normal" fo:font-weight="normal"/>
    </style:style>
    <style:style style:name="P11" style:family="paragraph" style:parent-style-name="Text_20_body">
      <style:paragraph-properties fo:margin-top="0.529cm" fo:margin-bottom="0.794cm" loext:contextual-spacing="false" fo:text-align="end" style:justify-single-word="false" fo:orphans="2" fo:widows="2"/>
    </style:style>
    <style:style style:name="T1" style:family="text">
      <style:text-properties fo:font-variant="normal" fo:text-transform="none" fo:color="#333333" style:font-name="Open Sans" fo:font-size="12.75pt" fo:letter-spacing="normal" fo:font-style="normal" fo:font-weight="normal"/>
    </style:style>
    <style:style style:name="T2" style:family="text">
      <style:text-properties fo:font-variant="normal" fo:text-transform="none" fo:color="#333333" style:font-name="Open Sans" fo:font-size="12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428bca" style:text-line-through-style="none" style:text-line-through-type="none" style:font-name="Open Sans" fo:font-size="12.75pt" fo:letter-spacing="normal" fo:font-style="normal" style:text-underline-style="none" fo:font-weight="normal" style:text-blinking="false" fo:background-color="#f5f5f5" loext:char-shading-value="0" loext:padding="0cm" loext:border="none"/>
    </style:style>
    <style:style style:name="T4" style:family="text">
      <style:text-properties fo:font-variant="normal" fo:text-transform="none" fo:color="#428bca" style:text-line-through-style="none" style:text-line-through-type="none" style:font-name="Open Sans" fo:font-size="12.7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428bca" style:text-line-through-style="none" style:text-line-through-type="none" fo:letter-spacing="normal" style:text-underline-style="none" style:text-blinking="false" loext:padding="0cm" loext:border="none"/>
    </style:style>
    <style:style style:name="T6" style:family="text">
      <style:text-properties fo:font-variant="normal" fo:text-transform="none" fo:color="#445580" style:font-name="Open Sans" fo:font-size="12.75pt" fo:letter-spacing="normal" fo:font-style="normal" fo:font-weight="bold"/>
    </style:style>
    <style:style style:name="T7" style:family="text">
      <style:text-properties fo:color="#666666"/>
    </style:style>
    <style:style style:name="T8" style:family="text">
      <style:text-properties fo:color="#e34adc"/>
    </style:style>
    <style:style style:name="T9" style:family="text">
      <style:text-properties fo:color="#4070a0"/>
    </style:style>
    <style:style style:name="T10" style:family="text">
      <style:text-properties fo:color="#008c00"/>
    </style:style>
    <style:style style:name="T11" style:family="text">
      <style:text-properties fo:color="#800000" fo:font-weight="bold"/>
    </style:style>
    <style:style style:name="T12" style:family="text">
      <style:text-properties fo:color="#00702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s dictionnaires python</text:h>
      <text:p text:style-name="P7"><text:a xlink:type="simple" xlink:href="https://python.doctor/" text:style-name="Internet_20_link" text:visited-style-name="Visited_20_Internet_20_Link"><text:span text:style-name="T3">Accueil </text:span></text:a><text:span text:style-name="T2">› </text:span><text:a xlink:type="simple" xlink:href="https://python.doctor/page-cours-python-debutant-documentation" text:style-name="Internet_20_link" text:visited-style-name="Visited_20_Internet_20_Link"><text:span text:style-name="T3">Python débutant </text:span></text:a><text:span text:style-name="T2">› </text:span><text:a xlink:type="simple" xlink:href="https://python.doctor/page-apprendre-dictionnaire-python" text:style-name="Internet_20_link" text:visited-style-name="Visited_20_Internet_20_Link"><text:span text:style-name="T4">Les dictionnaires python</text:span></text:a></text:p>
      <text:p text:style-name="P8"><text:a xlink:type="simple" xlink:href="https://python.doctor/page-apprendre-tuples-tuple-python" text:style-name="Internet_20_link" text:visited-style-name="Visited_20_Internet_20_Link"><text:span text:style-name="T5"> </text:span></text:a><text:a xlink:type="simple" xlink:href="https://python.doctor/page-apprendre-tuples-tuple-python" text:style-name="Internet_20_link" text:visited-style-name="Visited_20_Internet_20_Link"><text:span text:style-name="T4">Les tuples</text:span></text:a></text:p>
      <text:p text:style-name="P11"><text:a xlink:type="simple" xlink:href="https://python.doctor/page-apprendre-creer-fonction-en-python" text:style-name="Internet_20_link" text:visited-style-name="Visited_20_Internet_20_Link"><text:span text:style-name="T4">Les fonctions </text:span></text:a></text:p>
      <text:p text:style-name="P9"><text:span text:style-name="T1">Un </text:span><text:span text:style-name="Strong_20_Emphasis"><text:span text:style-name="T6">dictionnaire </text:span></text:span><text:span text:style-name="T1">en </text:span><text:span text:style-name="Strong_20_Emphasis"><text:span text:style-name="T6">python </text:span></text:span><text:span text:style-name="T1">est une sorte de </text:span><text:span text:style-name="Strong_20_Emphasis"><text:span text:style-name="T6">liste </text:span></text:span><text:span text:style-name="T1">mais au lieu d'utiliser des </text:span><text:span text:style-name="Strong_20_Emphasis"><text:span text:style-name="T6">index </text:span></text:span><text:span text:style-name="T1">, on utilise des clés alphanumériques.</text:span></text:p>
      <text:h text:style-name="P2" text:outline-level="2">Comment créer un dictionnaire python?</text:h>
      <text:p text:style-name="P9"><text:span text:style-name="T1">Pour initialiser un </text:span><text:span text:style-name="Strong_20_Emphasis"><text:span text:style-name="T6">dictionnaire </text:span></text:span><text:span text:style-name="T1">, on utile la syntaxe suivante:</text:span></text:p>
      <text:p text:style-name="P3"><text:span text:style-name="T7">&gt;&gt;&gt;</text:span> a <text:span text:style-name="T7">=</text:span> {}</text:p>
      <text:p text:style-name="P10">ou</text:p>
      <text:p text:style-name="P3"><text:span text:style-name="T7">&gt;&gt;&gt;</text:span> a <text:span text:style-name="T7">=</text:span> <text:span text:style-name="T8">dict</text:span>()</text:p>
      <text:h text:style-name="P2" text:outline-level="2">Comment ajouter des valeurs dans un dictionnaire python?</text:h>
      <text:p text:style-name="P9"><text:span text:style-name="T1">Pour ajouter des valeurs à un </text:span><text:span text:style-name="Strong_20_Emphasis"><text:span text:style-name="T6">dictionnaire </text:span></text:span><text:span text:style-name="T1">il faut indiquer une clé ainsi qu'une valeur:</text:span></text:p>
      <text:p text:style-name="P3"><text:span text:style-name="T7">&gt;&gt;&gt;</text:span> a <text:span text:style-name="T7">=</text:span> {}</text:p>
      <text:p text:style-name="P4"><text:span text:style-name="T7">&gt;&gt;&gt;</text:span> a[<text:span text:style-name="T9">"nom"</text:span>] <text:span text:style-name="T7">=</text:span> <text:span text:style-name="T9">"Wayne"</text:span></text:p>
      <text:p text:style-name="P4"><text:span text:style-name="T7">&gt;&gt;&gt;</text:span> a[<text:span text:style-name="T9">"prenom"</text:span>] <text:span text:style-name="T7">=</text:span> <text:span text:style-name="T9">"Bruce"</text:span></text:p>
      <text:p text:style-name="P4"><text:span text:style-name="T7">&gt;&gt;&gt;</text:span> a</text:p>
      <text:p text:style-name="P4"><text:soft-page-break/>{<text:span text:style-name="T9">'nom'</text:span>: <text:span text:style-name="T9">'Wayne'</text:span>, <text:span text:style-name="T9">'prenom'</text:span>: <text:span text:style-name="T9">'Bruce'</text:span>}</text:p>
      <text:p text:style-name="P10">Vous pouvez utiliser des clés numériques comme dans la logique des listes .</text:p>
      <text:h text:style-name="P2" text:outline-level="2">Comment récupérer une valeur dans un dictionnaire python?</text:h>
      <text:p text:style-name="P9"><text:span text:style-name="T1">La méthode </text:span><text:span text:style-name="Emphasis"><text:span text:style-name="T1">get </text:span></text:span><text:span text:style-name="T1">vous permet de </text:span><text:span text:style-name="Strong_20_Emphasis"><text:span text:style-name="T6">récupérer une valeur </text:span></text:span><text:span text:style-name="T1">dans un </text:span><text:span text:style-name="Strong_20_Emphasis"><text:span text:style-name="T6">dictionnaire </text:span></text:span><text:span text:style-name="T1">et si la clé est introuvable, vous pouvez donner une valeur à retourner par défaut:</text:span></text:p>
      <text:p text:style-name="P3"><text:span text:style-name="T7">&gt;&gt;&gt;</text:span> data <text:span text:style-name="T7">=</text:span> {<text:span text:style-name="T9">"name"</text:span>: <text:span text:style-name="T9">"Wayne"</text:span>, <text:span text:style-name="T9">"age"</text:span>: <text:span text:style-name="T10">45</text:span>}</text:p>
      <text:p text:style-name="P4"><text:span text:style-name="T7">&gt;&gt;&gt;</text:span> data<text:span text:style-name="T7">.</text:span>get(<text:span text:style-name="T9">"name"</text:span>)</text:p>
      <text:p text:style-name="P5">'Wayne'</text:p>
      <text:p text:style-name="P4"><text:span text:style-name="T7">&gt;&gt;&gt;</text:span> data<text:span text:style-name="T7">.</text:span>get(<text:span text:style-name="T9">"adresse"</text:span>, <text:span text:style-name="T9">"Adresse inconnue"</text:span>)</text:p>
      <text:p text:style-name="P5">'Adresse inconnue'</text:p>
      <text:h text:style-name="P2" text:outline-level="2">Comment vérifier la présence d'une clé dans un dictionnaire python?</text:h>
      <text:p text:style-name="P9"><text:span text:style-name="T1">Vous pouvez utiliser la méthode </text:span><text:span text:style-name="Emphasis"><text:span text:style-name="T1">haskey </text:span></text:span><text:span text:style-name="T1">pour vérifier la présence d'une clé que vous cherchez:</text:span></text:p>
      <text:p text:style-name="P3"><text:span text:style-name="T7">&gt;&gt;&gt;</text:span> a<text:span text:style-name="T7">.</text:span>has_key(<text:span text:style-name="T9">"nom"</text:span>)</text:p>
      <text:p text:style-name="P6">True</text:p>
      <text:h text:style-name="P2" text:outline-level="2"><text:soft-page-break/>Comment supprimer une entrée dans un dictionnaire python?</text:h>
      <text:p text:style-name="P10">Il est possible de supprimer une entrée en indiquant sa clé, comme pour les listes:</text:p>
      <text:p text:style-name="P3"><text:span text:style-name="T7">&gt;&gt;&gt;</text:span> <text:span text:style-name="T11">del</text:span> a[<text:span text:style-name="T9">"nom"</text:span>]</text:p>
      <text:p text:style-name="P4"><text:span text:style-name="T7">&gt;&gt;&gt;</text:span> a</text:p>
      <text:p text:style-name="P4">{<text:span text:style-name="T9">'prenom'</text:span>: <text:span text:style-name="T9">'Bruce'</text:span>}</text:p>
      <text:h text:style-name="P2" text:outline-level="2">Comment récupérer les clés d'un dictionnaire python par une boucle?</text:h>
      <text:p text:style-name="P9"><text:span text:style-name="T1">Pour récupérer les clés on utilise la méthode </text:span><text:span text:style-name="Emphasis"><text:span text:style-name="T1">keys </text:span></text:span><text:span text:style-name="T1">.</text:span></text:p>
      <text:p text:style-name="P3"><text:span text:style-name="T7">&gt;&gt;&gt;</text:span> fiche <text:span text:style-name="T7">=</text:span> {<text:span text:style-name="T9">"nom"</text:span>:<text:span text:style-name="T9">"Wayne"</text:span>, <text:span text:style-name="T9">"prenom"</text:span>:<text:span text:style-name="T9">"Bruce"</text:span>}</text:p>
      <text:p text:style-name="P4"><text:span text:style-name="T7">&gt;&gt;&gt;</text:span> <text:span text:style-name="T11">for</text:span> cle <text:span text:style-name="T12">in</text:span> fiche<text:span text:style-name="T7">.</text:span>keys():</text:p>
      <text:p text:style-name="P4"><text:span text:style-name="T7">...</text:span> <text:s text:c="4"/><text:span text:style-name="T8">print</text:span> cle</text:p>
      <text:p text:style-name="P4"><text:span text:style-name="T7">...</text:span> </text:p>
      <text:p text:style-name="P4">nom</text:p>
      <text:p text:style-name="P4">prenom</text:p>
      <text:h text:style-name="P2" text:outline-level="2">Comment récupérer les valeurs d'un dictionnaire python par une boucle?</text:h>
      <text:p text:style-name="P9"><text:span text:style-name="T1">Pour cela on utilise la méthode </text:span><text:span text:style-name="Emphasis"><text:span text:style-name="T1">values </text:span></text:span><text:span text:style-name="T1">.</text:span></text:p>
      <text:p text:style-name="P3"><text:soft-page-break/><text:span text:style-name="T7">&gt;&gt;&gt;</text:span> fiche <text:span text:style-name="T7">=</text:span> {<text:span text:style-name="T9">"nom"</text:span>:<text:span text:style-name="T9">"Wayne"</text:span>, <text:span text:style-name="T9">"prenom"</text:span>:<text:span text:style-name="T9">"Bruce"</text:span>}</text:p>
      <text:p text:style-name="P4"><text:span text:style-name="T7">&gt;&gt;&gt;</text:span> <text:span text:style-name="T11">for</text:span> valeur <text:span text:style-name="T12">in</text:span> fiche<text:span text:style-name="T7">.</text:span>values():</text:p>
      <text:p text:style-name="P4"><text:span text:style-name="T7">...</text:span> <text:s text:c="4"/><text:span text:style-name="T8">print</text:span> valeur</text:p>
      <text:p text:style-name="P4"><text:span text:style-name="T7">...</text:span> </text:p>
      <text:p text:style-name="P4">Wayne</text:p>
      <text:p text:style-name="P4">Bruce</text:p>
      <text:h text:style-name="P2" text:outline-level="2">Comment récupérer les clés et les valeurs d'un dictionnaire python par une boucle?</text:h>
      <text:p text:style-name="P9"><text:span text:style-name="T1">Pour récupérer les clés et les valeurs en même temps, on utilise la méthode </text:span><text:span text:style-name="Emphasis"><text:span text:style-name="T1">items </text:span></text:span><text:span text:style-name="T1">qui retourne un </text:span><text:span text:style-name="Strong_20_Emphasis"><text:span text:style-name="T6">tuple </text:span></text:span><text:span text:style-name="T1">.</text:span></text:p>
      <text:p text:style-name="P3"><text:span text:style-name="T7">&gt;&gt;&gt;</text:span> fiche <text:span text:style-name="T7">=</text:span> {<text:span text:style-name="T9">"nom"</text:span>:<text:span text:style-name="T9">"Wayne"</text:span>,<text:span text:style-name="T9">"prenom"</text:span>:<text:span text:style-name="T9">"Bruce"</text:span>}</text:p>
      <text:p text:style-name="P4"><text:span text:style-name="T7">&gt;&gt;&gt;</text:span> <text:span text:style-name="T11">for</text:span> cle,valeur <text:span text:style-name="T12">in</text:span> fiche<text:span text:style-name="T7">.</text:span>items():</text:p>
      <text:p text:style-name="P4"><text:span text:style-name="T7">...</text:span> <text:s text:c="4"/><text:span text:style-name="T8">print</text:span> cle, valeur</text:p>
      <text:p text:style-name="P4"><text:span text:style-name="T7">...</text:span> </text:p>
      <text:p text:style-name="P4">nom Wayne</text:p>
      <text:p text:style-name="P4">prenom Bruce</text:p>
      <text:h text:style-name="P2" text:outline-level="2"><text:soft-page-break/>Comment utiliser des tuples comme clé dans un dictionnaire python?</text:h>
      <text:p text:style-name="P9"><text:span text:style-name="T1">Une des forces de python est la combinaison </text:span><text:span text:style-name="Strong_20_Emphasis"><text:span text:style-name="T6">tuple/dictionnaire </text:span></text:span><text:span text:style-name="T1">qui fait des merveilles dans certains cas comme lors de l'utilisation de coordonnées.</text:span></text:p>
      <text:p text:style-name="P3"><text:span text:style-name="T7">&gt;&gt;&gt;</text:span> b <text:span text:style-name="T7">=</text:span> {}</text:p>
      <text:p text:style-name="P4"><text:span text:style-name="T7">&gt;&gt;&gt;</text:span> b[(<text:span text:style-name="T10">32</text:span>)]<text:span text:style-name="T7">=</text:span><text:span text:style-name="T10">12</text:span></text:p>
      <text:p text:style-name="P4"><text:span text:style-name="T7">&gt;&gt;&gt;</text:span> b[(<text:span text:style-name="T10">45</text:span>)]<text:span text:style-name="T7">=</text:span><text:span text:style-name="T10">13</text:span></text:p>
      <text:p text:style-name="P4"><text:span text:style-name="T7">&gt;&gt;&gt;</text:span> b</text:p>
      <text:p text:style-name="P4">{(<text:span text:style-name="T10">4</text:span>, <text:span text:style-name="T10">5</text:span>): <text:span text:style-name="T10">13</text:span>, (<text:span text:style-name="T10">3</text:span>, <text:span text:style-name="T10">2</text:span>): <text:span text:style-name="T10">12</text:span>}</text:p>
      <text:h text:style-name="P2" text:outline-level="2">Comment créer une copie indépendante d'un dictionnaire python?</text:h>
      <text:p text:style-name="P9"><text:span text:style-name="T1">Comme pour toute variable, vous ne pouvez pas </text:span><text:span text:style-name="Strong_20_Emphasis"><text:span text:style-name="T6">copier </text:span></text:span><text:span text:style-name="T1">un </text:span><text:span text:style-name="Strong_20_Emphasis"><text:span text:style-name="T6">dictionnaire </text:span></text:span><text:span text:style-name="T1">en faisant </text:span><text:span text:style-name="Emphasis"><text:span text:style-name="T1">dic1 = dic2 </text:span></text:span><text:span text:style-name="T1">:</text:span></text:p>
      <text:p text:style-name="P3"><text:span text:style-name="T7">&gt;&gt;&gt;</text:span> d <text:span text:style-name="T7">=</text:span> {<text:span text:style-name="T9">"k1"</text:span>:<text:span text:style-name="T9">"Bruce"</text:span>, <text:span text:style-name="T9">"k2"</text:span>:<text:span text:style-name="T9">"Wayne"</text:span>}</text:p>
      <text:p text:style-name="P4"><text:span text:style-name="T7">&gt;&gt;&gt;</text:span> e <text:span text:style-name="T7">=</text:span> d</text:p>
      <text:p text:style-name="P4"><text:span text:style-name="T7">&gt;&gt;&gt;</text:span> d[<text:span text:style-name="T9">"k1"</text:span>] <text:span text:style-name="T7">=</text:span> <text:span text:style-name="T9">"XXX"</text:span></text:p>
      <text:p text:style-name="P4"><text:span text:style-name="T7">&gt;&gt;&gt;</text:span> e</text:p>
      <text:p text:style-name="P4">{<text:span text:style-name="T9">'k2'</text:span>: <text:span text:style-name="T9">'Wayne'</text:span>, <text:span text:style-name="T9">'k1'</text:span>: <text:span text:style-name="T9">'XXX'</text:span>}</text:p>
      <text:p text:style-name="P9"><text:soft-page-break/><text:span text:style-name="T1">Pour créer une </text:span><text:span text:style-name="Strong_20_Emphasis"><text:span text:style-name="T6">copie indépendante </text:span></text:span><text:span text:style-name="T1">vous pouvez utiliser la méthode </text:span><text:span text:style-name="Strong_20_Emphasis"><text:span text:style-name="T6">copy </text:span></text:span><text:span text:style-name="T1">:</text:span></text:p>
      <text:p text:style-name="P3"><text:span text:style-name="T7">&gt;&gt;&gt;</text:span> d <text:span text:style-name="T7">=</text:span> {<text:span text:style-name="T9">"k1"</text:span>:<text:span text:style-name="T9">"Bruce"</text:span>, <text:span text:style-name="T9">"k2"</text:span>:<text:span text:style-name="T9">"Wayne"</text:span>}</text:p>
      <text:p text:style-name="P4"><text:span text:style-name="T7">&gt;&gt;&gt;</text:span> e <text:span text:style-name="T7">=</text:span> d<text:span text:style-name="T7">.</text:span>copy()</text:p>
      <text:p text:style-name="P4"><text:span text:style-name="T7">&gt;&gt;&gt;</text:span> d[<text:span text:style-name="T9">"k1"</text:span>] <text:span text:style-name="T7">=</text:span> <text:span text:style-name="T9">"XXX"</text:span></text:p>
      <text:p text:style-name="P4"><text:span text:style-name="T7">&gt;&gt;&gt;</text:span> e</text:p>
      <text:p text:style-name="P4">{<text:span text:style-name="T9">'k2'</text:span>: <text:span text:style-name="T9">'Wayne'</text:span>, <text:span text:style-name="T9">'k1'</text:span>: <text:span text:style-name="T9">'Bruce'</text:span>}</text:p>
      <text:h text:style-name="P2" text:outline-level="2">Comment fusionner des dictionnaires python?</text:h>
      <text:p text:style-name="P9"><text:span text:style-name="T1">La méthode update permet de </text:span><text:span text:style-name="Strong_20_Emphasis"><text:span text:style-name="T6">fusionner deux dictionaires </text:span></text:span><text:span text:style-name="T1">.</text:span></text:p>
      <text:p text:style-name="P3"><text:span text:style-name="T7">&gt;&gt;&gt;</text:span> a <text:span text:style-name="T7">=</text:span> {<text:span text:style-name="T9">'nom'</text:span>: <text:span text:style-name="T9">'Wayne'</text:span>}</text:p>
      <text:p text:style-name="P4"><text:span text:style-name="T7">&gt;&gt;&gt;</text:span> b <text:span text:style-name="T7">=</text:span> {<text:span text:style-name="T9">'prenom'</text:span>: <text:span text:style-name="T9">'bruce'</text:span>}</text:p>
      <text:p text:style-name="P4"><text:span text:style-name="T7">&gt;&gt;&gt;</text:span> a<text:span text:style-name="T7">.</text:span>update(b)</text:p>
      <text:p text:style-name="P4"><text:span text:style-name="T7">&gt;&gt;&gt;</text:span> <text:span text:style-name="T8">print</text:span>(a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6:43:58.152730797</meta:creation-date>
    <dc:date>2021-01-25T16:44:09.327085554</dc:date>
    <meta:editing-duration>PT13S</meta:editing-duration>
    <meta:editing-cycles>1</meta:editing-cycles>
    <meta:document-statistic meta:table-count="0" meta:image-count="0" meta:object-count="0" meta:page-count="6" meta:paragraph-count="84" meta:word-count="495" meta:character-count="3018" meta:non-whitespace-character-count="2590"/>
    <meta:generator>LibreOffice/6.4.6.2$Linux_X86_64 LibreOffice_project/40$Build-2</meta:generator>
  </office:meta>
</office:document-meta>
</file>